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timierung:</text:p>
      <text:list xml:id="list5899022029690987364" text:style-name="L1">
        <text:list-item>
          <text:p text:style-name="P1">optimaler Fixpunkt</text:p>
          <text:list>
            <text:list-item>
              <text:p text:style-name="P1">kann im Allgemeinen als Range angegeben werden</text:p>
            </text:list-item>
            <text:list-item>
              <text:p text:style-name="P1">Toleranzen werden nich verändert</text:p>
            </text:list-item>
          </text:list>
        </text:list-item>
        <text:list-item>
          <text:p text:style-name="P1">optimale Toleranz lokal (absTol oder relTol)</text:p>
          <text:list>
            <text:list-item>
              <text:p text:style-name="P1">Möglichkeiten:</text:p>
              <text:list>
                <text:list-item>
                  <text:p text:style-name="P1">Optimierung mit fixem Fixpunkt</text:p>
                  <text:list>
                    <text:list-item>
                      <text:p text:style-name="P1">Der Toleranzwert wird so gesetzt, dass die benötigte Bitmenge optimal genutzt wird. Aber nicht mehr Bits benötigt werden.</text:p>
                      <text:list>
                        <text:list-item>
                          <text:p text:style-name="P1">Anwendung:</text:p>
                          <text:list>
                            <text:list-item>
                              <text:p text:style-name="P1">Übertragung von Messwerten für Regelung mit minimalem Aufwand (0 muss 0 sein.)</text:p>
                            </text:list-item>
                          </text:list>
                        </text:list-item>
                      </text:list>
                    </text:list-item>
                  </text:list>
                </text:list-item>
                <text:list-item>
                  <text:p text:style-name="P1">Optimierung mit teil variablem Fixpunkt</text:p>
                  <text:list>
                    <text:list-item>
                      <text:p text:style-name="P1">Der Fixpunkt und der Toleranzwert werden so bestimmt, dass die benötigte Menge Bits maximal genutzt wird und gleich gross ist wie die Bit Menge bei konstantem Toleranzwert und <text:span text:style-name="T1">konstantem</text:span> Fixpunkt.</text:p>
                      <text:list>
                        <text:list-item>
                          <text:p text:style-name="P1">Anwendung:</text:p>
                          <text:list>
                            <text:list-item>
                              <text:p text:style-name="P1">??? sinnvoll ???</text:p>
                            </text:list-item>
                          </text:list>
                        </text:list-item>
                      </text:list>
                    </text:list-item>
                  </text:list>
                </text:list-item>
                <text:list-item>
                  <text:p text:style-name="P1">Optimierung mit voll variablem Fixpunkt</text:p>
                  <text:list>
                    <text:list-item>
                      <text:p text:style-name="P1">Der Fixpunkt und der Toleranzwert werden so bestimmt, dass die benötigte Menge Bits maximal genutzt wird und gleich gross ist wie die minimale Bit Menge bei konstantem Toleranzwert und <text:span text:style-name="T1">variablem</text:span> Fixpunkt.</text:p>
                      <text:list>
                        <text:list-item>
                          <text:p text:style-name="P1">Anwendung:</text:p>
                          <text:list>
                            <text:list-item>
                              <text:p text:style-name="P1">Übertragung von Messwerten für Anzeige mit minimalem Aufwand (0 muss nicht 0 sein.)</text:p>
                            </text:list-item>
                          </text:list>
                        </text:list-item>
                      </text:list>
                    </text:list-item>
                  </text:list>
                </text:list-item>
              </text:list>
            </text:list-item>
          </text:list>
        </text:list-item>
        <text:list-item>
          <text:p text:style-name="P1">optimale Toleranz global</text:p>
          <text:list>
            <text:list-item>
              <text:p text:style-name="P1">über mehrere zu übertragende Messwerte kann die Toleranz (absolut oder relativ) eines Wertes so optimiert werden, dass die globale Bit Menge die zur Verfügung stehende Bitmenge optimal ausnutzt.</text:p>
            </text:list-item>
            <text:list-item>
              <text:p text:style-name="P1">Möglichkeiten:</text:p>
              <text:list>
                <text:list-item>
                  <text:p text:style-name="P1">Optimierung mit fixem, voll- oder teilvariablem Fixpunkt</text:p>
                  <text:list>
                    <text:list-item>
                      <text:p text:style-name="P1">siehe oben</text:p>
                    </text:list-item>
                  </text:list>
                </text:list-item>
              </text:list>
            </text:list-item>
          </text:list>
        </text:list-item>
      </text:list>
      <text:list xml:id="list7982727903024404960" text:style-name="L2">
        <text:list-item>
          <text:p text:style-name="P2">Optimierung aufgrund quantisiertem Eingangssignal</text:p>
          <text:list>
            <text:list-item>
              <text:p text:style-name="P2">Das Eingangssignal ist immer bereits Quantisiert (single, double, integer, Quantisierung im ADC, ...). Somit werden gewisse numerische Werte gar nie übertragen. Liegen diese genau an der Sprungrenze zum nächsten Bit, dann können diese ignoriert werden und der Sprung zum nächsten Bit etwas vergrössert werden. Dies kann zur Einsparung an Bits führ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3M27S</meta:editing-duration>
    <meta:editing-cycles>20</meta:editing-cycles>
    <meta:generator>OpenOffice/4.1.4$Win32 OpenOffice.org_project/414m5$Build-9788</meta:generator>
    <dc:date>2017-12-09T14:46:46.45</dc:date>
    <meta:document-statistic meta:table-count="0" meta:image-count="0" meta:object-count="0" meta:page-count="1" meta:paragraph-count="25" meta:word-count="265" meta:character-count="1723"/>
    <meta:user-defined meta:name="Info 1"/>
    <meta:user-defined meta:name="Info 2"/>
    <meta:user-defined meta:name="Info 3"/>
    <meta:user-defined meta:name="Info 4"/>
  </office:meta>
</office:document-meta>
</file>